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text-properties officeooo:rsid="0001afe7" officeooo:paragraph-rsid="0001afe7"/>
    </style:style>
    <style:style style:name="P2" style:family="paragraph" style:parent-style-name="Title">
      <style:text-properties officeooo:rsid="0001afe7" officeooo:paragraph-rsid="0001afe7"/>
    </style:style>
    <style:style style:name="P3" style:family="paragraph" style:parent-style-name="Text_20_body">
      <style:text-properties officeooo:rsid="0001afe7" officeooo:paragraph-rsid="0003188b"/>
    </style:style>
    <style:style style:name="P4" style:family="paragraph" style:parent-style-name="Text_20_body">
      <style:text-properties officeooo:rsid="0003188b" officeooo:paragraph-rsid="0003188b"/>
    </style:style>
    <style:style style:name="P5" style:family="paragraph" style:parent-style-name="Heading_20_2">
      <style:text-properties officeooo:rsid="0004880b" officeooo:paragraph-rsid="0004880b"/>
    </style:style>
    <style:style style:name="P6" style:family="paragraph" style:parent-style-name="Heading_20_2">
      <style:text-properties officeooo:paragraph-rsid="0004880b"/>
    </style:style>
    <style:style style:name="P7" style:family="paragraph" style:parent-style-name="Text_20_body">
      <style:text-properties officeooo:rsid="0003188b" officeooo:paragraph-rsid="0003188b"/>
    </style:style>
    <style:style style:name="P8" style:family="paragraph" style:parent-style-name="Text_20_body">
      <style:text-properties officeooo:rsid="0004880b" officeooo:paragraph-rsid="0004880b"/>
    </style:style>
    <style:style style:name="P9" style:family="paragraph" style:parent-style-name="Text_20_body">
      <style:text-properties officeooo:paragraph-rsid="0004880b"/>
    </style:style>
    <style:style style:name="P10" style:family="paragraph" style:parent-style-name="Text_20_body">
      <style:text-properties officeooo:rsid="0001afe7" officeooo:paragraph-rsid="0001afe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488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osé</text:p>
      <text:p text:style-name="P1"/>
      <text:p text:style-name="P1">Mit zunehmendem Alter bekommt man immer mehr mit, wie viel Alkohol konsumiert wird – inzwischen hat eine große Mehrheit der Jungendlichen in unserem Umkreis mindestend einmal Alkohol getrunken, viele auch öfters. </text:p>
      <text:h text:style-name="Heading_20_1" text:outline-level="1">Problemstellung</text:h>
      <text:p text:style-name="P1">Darum haben wir uns gefragt, wie d<text:span text:style-name="T4">er</text:span> Alkoholkonsum in unserer Region im Vergleich zu anderen Bundesländern aussieht und wie er sich über die Zeit (ab 1900) entwickelt hat <text:span text:style-name="T4">und was die Gründe für diese Werte sind.</text:span></text:p>
      <text:h text:style-name="Heading_20_1" text:outline-level="1">Forschungsstand</text:h>
      <text:p text:style-name="P4">Zuerst war unsere Idee, über die Nachhaltigkeit von Schwäbischen Spezialitäten zu schreiben. Allerdings gab es zu diesem Thema keine wissenschaftlichen Quellen, weshalb wir uns dafür entschieden haben, vom Essen zum Trinken zu wechseln. </text:p>
      <text:p text:style-name="P4">Zu dem neuen Thema gibt es viele Statistiken, die sich mit dem Alkoholkonsum in Baden Württemberg im Vergleich zu anderen Bundesländern, im Zeitlichen Verlauf und auch speziell bei Jugendlichen beschäftigen. </text:p>
      <text:h text:style-name="Heading_20_1" text:outline-level="1">Ziele</text:h>
      <text:p text:style-name="P4">Im ersten Teil wollen wir über die Risiken und Gefahren von Alkohol, auch im Vergleich zu anderen Drogen aufklären. Das Hauptziel der Seminararbeit ist es, den Alkoholkonsum Baden Württemberg im Zeitlichen Verlauf (ab 1900) zu analysieren und mit anderen Bundesländern zu vergleichen. Der Fokus sol dabei auf dem Alkoholkonsum bei Jugendlichen liegen. Anschließend werden wir uns mit den Faktoren beschäftigen, die den Alkoholkonsum vor allem bei Jungendlichen beeinflussen. Anhand von diesen Faktoren werden wir versuchen, Lösungsansätze abzuleiten, um den Alkoholkonsum bei Jugendlichen zu reduzieren.</text:p>
      <text:h text:style-name="Heading_20_1" text:outline-level="1"><text:soft-page-break/>Methoden</text:h>
      <text:p text:style-name="P4">Um einen genaueren Eindruck von dem Alkoholkonsum in unserem Umfeld zu erhalten, werden wir eine anonyme Umfrage, z.B. in unserer Stufe durchführen. <text:span text:style-name="T4">Außerdem werden wir Statistiken zusammentragen und analysieren um die regionalen und zeitlichen Unterschiede beim Alkoholkonsum aufzuzeigen.</text:span></text:p>
      <text:p text:style-name="P4"/>
      <text:h text:style-name="Heading_20_1" text:outline-level="1">Quellen</text:h>
      <text:p text:style-name="P4">Neben anderen Statistiken wollen wir uns mit diesem Paper beschäftigen, dass wir über das Edison-Portal der Hochschulbibliothek Biberach ausleihen können:</text:p>
      <text:p text:style-name="P3">ATZENDORF, J. <text:span text:style-name="T1">Regionale Unterschiede im Alkoholkonsum in Deutschland = Regional differences regarding alcohol consumption in Germany</text:span>. <text:span text:style-name="T3">[S. l.: s. n.]</text:span>. v. 28ISBN 0944-5587</text:p>
      <text:p text:style-name="P4">Statistiken über den Alkoholkonsum (und den Konsum von anderen Drogen) bei Jugendlichen gibt es zum Beispiel im Bericht über die Alkoholsurvey der Bundeszentrale für gesundheitliche Aufklärung:</text:p>
      <text:p text:style-name="P4">Orth, B. &amp; Merkel, C. (2022). <text:span text:style-name="T2">Der Substanzkonsum Jugendlicher und junger Erwachsener in Deutschland. Ergebnisse des Alkoholsurveys 2021 zu Alkohol, Rauchen, Cannabis und Trends.</text:span></text:p>
      <text:p text:style-name="P4">BZgA-Forschungsbericht. Köln: Bundeszentrale für gesundheitliche Aufklärung.</text:p>
      <text:p text:style-name="P4"><text:a xlink:type="simple" xlink:href="https://doi.org/10.17623/BZGA:Q3-ALKSY21-DE-1.0" text:style-name="Internet_20_link" text:visited-style-name="Visited_20_Internet_20_Link">https://doi.org/10.17623/BZGA:Q3-ALKSY21-DE-1.0</text:a></text:p>
      <text:p text:style-name="P8">Viele weitere Statistiken und Informationen über die Auswirkungen von Alkohol finden sich im Alkoholatlas des Deutschen Krebsforschungszentrums (DKFZ).</text:p>
      <text:p text:style-name="P8"><text:a xlink:type="simple" xlink:href="https://www.dkfz.de/de/tabakkontrolle/download/Publikationen/sonstVeroeffentlichungen/Alkoholatlas-Deutschland-2022_dp.pdf" text:style-name="Internet_20_link" text:visited-style-name="Visited_20_Internet_20_Link">https://www.dkfz.de/de/tabakkontrolle/download/Publikationen/sonstVeroeffentlichungen/Alkoholatlas-Deutschland-2022_dp.pdf</text:a></text:p>
      <text:p text:style-name="P8"/>
      <text:h text:style-name="Heading_20_1" text:outline-level="1"><text:soft-page-break/>Vorläufige Gliederung</text:h>
      <text:h text:style-name="P6" text:outline-level="2" text:is-list-header="true"><text:span text:style-name="T4">1. Risiken und Gefahren von Alkohol</text:span></text:h>
      <text:h text:style-name="P5" text:outline-level="2">2. Alkoholkonsum in Baden-Württemberg</text:h>
      <text:h text:style-name="Heading_20_3" text:outline-level="3"><text:tab/><text:span text:style-name="T4">2.1 Im Vergleich zu anderen Bundesländern</text:span></text:h>
      <text:h text:style-name="Heading_20_3" text:outline-level="3"><text:tab/><text:span text:style-name="T4">2.2 Im Zeitlichen Verlauf</text:span></text:h>
      <text:h text:style-name="Heading_20_3" text:outline-level="3"><text:tab/><text:span text:style-name="T4">2.3 Bei Jugendlichen</text:span></text:h>
      <text:h text:style-name="P5" text:outline-level="2">3. Einflussfaktoren auf den Alkoholkonsum bei Jungendlichen</text:h>
      <text:h text:style-name="Heading_20_3" text:outline-level="3"><text:tab/><text:span text:style-name="T4">3.1 Ursachen für die regionalen Differenzen</text:span></text:h>
      <text:h text:style-name="Heading_20_3" text:outline-level="3"><text:tab/><text:span text:style-name="T4">3.2 Ursachen für die zeitliche Entwicklung</text:span></text:h>
      <text:h text:style-name="P5" text:outline-level="2">4. Lösungsvorschläge</text:h>
      <text:p text:style-name="P9"/>
      <text:p text:style-name="P1"/>
      <text:h text:style-name="Heading_20_1" text:outline-level="1">Arbeitsplan</text:h>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8:13:55.702973510</meta:creation-date>
    <meta:generator>LibreOffice/7.6.4.1$Linux_X86_64 LibreOffice_project/60$Build-1</meta:generator>
    <meta:editing-duration>PT2H11M58S</meta:editing-duration>
    <meta:editing-cycles>2</meta:editing-cycles>
    <dc:date>2023-12-14T20:25:54.169467537</dc:date>
    <meta:document-statistic meta:table-count="0" meta:image-count="0" meta:object-count="0" meta:page-count="3" meta:paragraph-count="31" meta:word-count="423" meta:character-count="3265" meta:non-whitespace-character-count="2864"/>
  </office:meta>
</office:document-meta>
</file>